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style:font-name="Lucida Console" fo:font-size="9pt" officeooo:rsid="000e4236" officeooo:paragraph-rsid="000e4236" style:font-size-asian="9pt"/>
    </style:style>
    <style:style style:name="P2" style:family="paragraph" style:parent-style-name="Heading_20_6">
      <style:paragraph-properties fo:margin-top="0cm" fo:margin-bottom="0.247cm" style:contextual-spacing="false" fo:line-height="115%"/>
      <style:text-properties style:font-name="Lucida Console" fo:font-size="9pt" officeooo:rsid="000e4236" style:font-size-asian="9pt"/>
    </style:style>
    <style:style style:name="P3" style:family="paragraph" style:parent-style-name="Text_20_body">
      <style:text-properties style:font-name="Lucida Console" fo:font-size="9pt" officeooo:rsid="000e4236" style:font-size-asian="9pt"/>
    </style:style>
    <style:style style:name="P4" style:family="paragraph" style:parent-style-name="Text_20_body" style:list-style-name="L1">
      <style:text-properties style:font-name="Lucida Console" fo:font-size="9pt" officeooo:rsid="000e4236" style:font-size-asian="9pt"/>
    </style:style>
    <style:style style:name="P5" style:family="paragraph" style:parent-style-name="Horizontal_20_Line">
      <style:paragraph-properties fo:margin-top="0cm" fo:margin-bottom="0.247cm" style:contextual-spacing="false" fo:line-height="115%"/>
      <style:text-properties style:font-name="Lucida Console" fo:font-size="9pt" officeooo:rsid="000e4236" style:font-size-asian="9pt"/>
    </style:style>
    <style:style style:name="P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style:font-name="Lucida Console" fo:font-size="9pt" officeooo:rsid="000e4236" style:font-size-asian="9pt"/>
    </style:style>
    <style:style style:name="P7" style:family="paragraph" style:parent-style-name="Preformatted_20_Text">
      <style:paragraph-properties fo:margin-top="0cm" fo:margin-bottom="0.247cm" style:contextual-spacing="false" fo:line-height="115%" style:writing-mode="lr-tb"/>
      <style:text-properties style:font-name="Lucida Console" fo:font-size="9pt" officeooo:rsid="000e4236" style:font-size-asian="9pt"/>
    </style:style>
    <style:style style:name="P8" style:family="paragraph" style:parent-style-name="Text_20_body">
      <style:text-properties style:use-window-font-color="true" loext:opacity="0%" style:font-name="Lucida Console" fo:font-size="9pt" officeooo:rsid="000e4236" officeooo:paragraph-rsid="000e4236" style:font-size-asian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ux tu creer l'épisode 4 avec les sons aléatoires rocamadour01.mp3, rocamadour02.mp3, rocamadour03.mp3, rocamadour04.mp3, rocamadour05.mp3, la photo chapelle_rocamadour.jpg qui se trouvent dans le dossier episode4 avec les deux scénarios aléatoires "&gt;&gt;&gt;la chapelle s’ouvre sur la Voie Sainte de 216 marches &gt;&gt;&gt;abritée sous le rocher &gt;&gt;&gt;alors la statue de la Vierge Noire apparaît" "&gt;&gt;&gt;il n’y a plus d’épée visible aujourd’hui &gt;&gt;&gt;plus de traces fiables &gt;&gt;&gt;mais la légende imprègne le lieu " en laissant le reste du code intacte pour que je le copie entierement: &lt;!DOCTYPE html&gt; &lt;html lang="fr"&gt; &lt;head&gt; &lt;meta charset="utf-8" /&gt; &lt;title&gt;Une image - Une histoire&lt;/title&gt; &lt;meta name="viewport" content="width=device-width,initial-scale=1" /&gt; &lt;meta name="description" content="Découvrez 'Une image - Une histoire' à partir des photographies de Francis de Faccio. Des histoires à suivre, immersives et des récits mystérieux." /&gt; &lt;meta name="keywords" content="science-fiction, animation, Francis de Faccio, histoire audio, fiction immersive, transmission, extraterrestre, photographie" /&gt; &lt;style&gt; body { margin: 0; padding: 0; font-family: monospace; color: lime; background: black; text-align: center; } h1 { font-size: 3rem; margin: 40px 0 20px 0; color: #00ff80; } p.subtitle { font-size: 1.3rem; margin: 15px 0; color: #00ff80; } button, a#backPhoto { margin: 20px; padding: 10px 18px; font-size: 1rem; cursor: pointer; border: 1px solid #00ff80; border-radius: 6px; background: rgba(0,255,128,0.06); color: #00ff80; text-decoration: none; display: inline-block; transition: background .12s, color .12s; } button:hover, a#backPhoto:hover { background: #00ff80; color: #001; } .popup { display: none; position: fixed; inset: 0; background: rgba(0,0,0,0.95); z-index: 1000; overflow: hidden; align-items: stretch; justify-content: center; } .popup .bg { position: absolute; top: 50%; left: 50%; height: 100%; width: auto; transform: translate(-50%, -50%); object-fit: contain; filter: brightness(0.45); background-color: black; z-index: 1000; } .popup .text { position: absolute; bottom: 10%; left: 5%; right: 5%; text-align: center; font-size: clamp(1.2rem, 2.4vw, 2rem); letter-spacing: 0.12em; color: #00ff80; white-space: pre-wrap; z-index: 1002; opacity: 0; } .close-btn, .return-link { position: absolute; top: 2%; padding: 6px 10px; font-size: 1.05rem; border-radius: 6px; border: 1px solid #00ff80; background: rgba(0,255,128,0.06); color: #00ff80; text-decoration: none; cursor: pointer; z-index: 1003; transition: background .12s, color .12s; } .close-btn:hover, .return-link:hover { background: #00ff80; color: #001; } .close-btn { right: 2%; } .return-link { left: 2%; padding-left: 12px; padding-right: 12px; } .popup audio { position: absolute; bottom: 6%; left: 50%; transform: translateX(-50%); z-index: 1002; width: min(90%, 720px); } @media (max-width:600px){ h1 { font-size: 2rem; margin: 25px 0 15px 0; } p.subtitle { font-size: 1rem; } .popup .text { font-size: 1.1rem; bottom: 12%; padding: 0 8px; } .close-btn, .return-link { font-size: 0.95rem; padding: 6px 8px; } button, a#backPhoto { font-size: 0.95rem; padding: 8px 16px; } } &lt;/style&gt; &lt;/head&gt; &lt;body&gt; &lt;h1&gt;Une image - Une histoire&lt;/h1&gt; &lt;button id="btn1"&gt;▶ Épisode 1&lt;/button&gt; &lt;button id="btn2"&gt;▶ Épisode 2&lt;/button&gt; &lt;button id="btn3"&gt;▶ Épisode 3&lt;/button&gt; &lt;button id="btn3b"&gt;▶ Épisode 3 bis&lt;/button&gt; &lt;p class="subtitle"&gt;Regardez, imaginez, suivez evzone.fr&lt;/p&gt; &lt;p class="subtitle"&gt;Francis De Faccio propose un terrain de jeu pour votre imagination.&lt;/p&gt; &lt;a id="backPhoto" href="photographie.html"&gt;← Retour page Photographie&lt;/a&gt; &lt;!-- Popups existants --&gt; &lt;div id="popup1" class="popup" aria-hidden="true" role="dialog"&gt;&lt;a class="return-link" href="une_image_une_histoire.html"&gt;← Retour&lt;/a&gt;&lt;button class="close-btn" id="closeBtn1"&gt;✖&lt;/button&gt;&lt;img class="bg" src="images/episodes/episode1/ta_photo_heure_bleue.jpg" alt="Fond épisode 1" /&gt;&lt;div class="text" id="text1"&gt;&lt;/div&gt;&lt;audio id="audio1" preload="auto"&gt;&lt;/audio&gt;&lt;/div&gt; &lt;div id="popup2" class="popup" aria-hidden="true" role="dialog"&gt;&lt;a class="return-link" href="une_image_une_histoire.html"&gt;← Retour&lt;/a&gt;&lt;button class="close-btn" id="closeBtn2"&gt;✖&lt;/button&gt;&lt;img class="bg" src="images/episodes/episode2/episode_02-gouffre-de-padirac.jpg" alt="Fond épisode 2" /&gt;&lt;div class="text" id="text2"&gt;&lt;/div&gt;&lt;audio id="audio2" preload="auto"&gt;&lt;/audio&gt;&lt;/div&gt; &lt;div id="popup3" class="popup" aria-hidden="true" role="dialog"&gt;&lt;a class="return-link" href="une_image_une_histoire.html"&gt;← Retour&lt;/a&gt;&lt;button class="close-btn" id="closeBtn3"&gt;✖&lt;/button&gt;&lt;img class="bg" src="images/episodes/episode3/mont_gargan.jpg" alt="Fond épisode 3" /&gt;&lt;div class="text" id="text3"&gt;&lt;/div&gt;&lt;audio id="audio3" preload="auto"&gt;&lt;/audio&gt;&lt;/div&gt; &lt;div id="popup3b" class="popup" aria-hidden="true" role="dialog"&gt;&lt;a class="return-link" href="une_image_une_histoire.html"&gt;← Retour&lt;/a&gt;&lt;button class="close-btn" id="closeBtn3b"&gt;✖&lt;/button&gt;&lt;img class="bg" src="images/episodes/episode3_bis/cloche.jpg" alt="Fond épisode 3 bis" /&gt;&lt;div class="text" id="text3b"&gt;&lt;/div&gt;&lt;audio id="audio3b" preload="auto"&gt;&lt;/audio&gt;&lt;/div&gt; &lt;script&gt; // Épisodes et sons const scenarios1 = [ "&gt;&gt;&gt; Transmission Alien activée…\n&gt;&gt;&gt; Coordonnées 45.540210, 1.520049\n&gt;&gt;&gt; Tour de surveillance repérée à 535m d’altitude\n&gt;&gt;&gt; Panorama stratégique confirmé\n&gt;&gt;&gt; Ouverture du canal niveau 1...", "&gt;&gt;&gt; Signal retrouvé…\n&gt;&gt;&gt; Balise terrienne dissimulée dans la tour…\n&gt;&gt;&gt; Les anciens observateurs ont quitté la zone.\n&gt;&gt;&gt; Notre surveillance reprend.", "&gt;&gt;&gt; Scan atmosphérique en cours…\n&gt;&gt;&gt; Résonance détectée : heure bleue\n&gt;&gt;&gt; La tour diffuse\n&gt;&gt;&gt; Connexion activée\n&gt;&gt;&gt; Transmission...", "&gt;&gt;&gt; Point stratégique identifié : Tour de Masseret\n&gt;&gt;&gt; Altitude 535m : visibilité totale\n&gt;&gt;&gt; Secteurs : Millevaches, Monédières\n&gt;&gt;&gt; Surveillance engagée…", "&gt;&gt;&gt; Accès mémoire : Table d’orientation terrienne\n&gt;&gt;&gt; observation du ciel\n&gt;&gt;&gt; altitude 535m", "&gt;&gt;&gt; Transmission en clair : pour ceux qui lisent\n&gt;&gt;&gt; La tour de Masseret est un phare entre deux mondes\n&gt;&gt;&gt; ouverture du passage\n&gt;&gt;&gt; RDV au sommet" ]; const sounds1 = [ "images/episodes/episode1/contact_balise.wav", "images/episodes/episode1/son_episode1.wav" ]; const scenarios2 = [ "&gt;&gt;&gt; Ce point d’accès détecté se nommait Gouffre de Padirac\n&gt;&gt;&gt; Structures métalliques terriennes confirmées\n&gt;&gt;&gt; Nous progressons dans la profondeur\n&gt;&gt;&gt; Transmission : le passage mène encore plus bas", 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 "&gt;&gt;&gt; L’ouverture du gouffre : Portail entre deux mondes ?\n&gt;&gt;&gt; Chaque goutte <text:soft-page-break/>d’eau, une onde de passage\n&gt;&gt;&gt; Sommes-nous vraiment seuls ici ?", "&gt;&gt;&gt; Balise détectée : signal intermittent\n&gt;&gt;&gt; Les terriens pensaient visiter une curiosité\n&gt;&gt;&gt; En réalité, ils approcheront une base\n&gt;&gt;&gt; Activité confirmée sous le niveau zéro" ]; const sounds2 = [ "images/episodes/episode2/01_sonepisode2.mp3", "images/episodes/episode2/enter-the-cave.mp3", "images/episodes/episode2/explorers.mp3", "images/episodes/episode2/low-spaceship.mp3", "images/episodes/episode2/oscillating.mp3", "images/episodes/episode2/space-trave.mp3" ]; const scenarios3 = ["&gt;&gt;&gt; Activité cosmique détectée\n&gt;&gt;&gt; Alignement : Mont Gargan ↔ Voie lactée"]; const sounds3 = ["images/episodes/episode3/son_mont_gargan.mp3"]; const scenarios3b = ["&gt;&gt;&gt; la cloche du Mont Gargan\n&gt;&gt;&gt; cet artefact rayonne sur toute la vallée"]; const sounds3b = ["images/episodes/episode3_bis/cloche.mp3"]; // --- Fonction principale --- function openPopup(n, scenarios, sounds) { const pop = document.getElementById("popup" + n); const audio = document.getElementById("audio" + n); const txtElem = document.getElementById("text" + n); if (!pop || !txtElem || !audio) return; const text = scenarios[Math.floor(Math.random() * scenarios.length)]; txtElem.textContent = ""; txtElem.style.opacity = 1; audio.src = sounds[Math.floor(Math.random() * sounds.length)]; audio.play().catch(()=&gt;{}); pop.style.display = "flex"; pop.setAttribute('aria-hidden','false'); // Sons de lettre et retour const lettreSound = new Audio("images/interface/lettre.mp3"); const retourSound = new Audio("images/interface/retour.mp3"); let i = 0; function step() { if (i &lt; text.length) { txtElem.textContent = text.slice(0, i+1); const char = text[i]; if (char === "\n") { retourSound.currentTime = 0; retourSound.play().catch(()=&gt;{}); } else { lettreSound.currentTime = 0; lettreSound.play().catch(()=&gt;{}); } i++; setTimeout(step, 80); } } step(); } function closePopup(n) { const pop = document.getElementById("popup" + n); const audio = document.getElementById("audio" + n); const txtElem = document.getElementById("text" + n); if (audio) { audio.pause(); audio.currentTime = 0; } if (pop) { pop.style.display = "none"; pop.setAttribute('aria-hidden','true'); } if (txtElem) txtElem.textContent = ""; } // --- boutons --- document.getElementById("btn1").addEventListener('click', ()=&gt; openPopup(1, scenarios1, sounds1)); document.getElementById("btn2").addEventListener('click', ()=&gt; openPopup(2, scenarios2, sounds2)); document.getElementById("btn3").addEventListener('click', ()=&gt; openPopup(3, scenarios3, sounds3)); document.getElementById("btn3b").addEventListener('click', ()=&gt; openPopup("3b", scenarios3b, sounds3b)); document.getElementById("closeBtn1").addEventListener('click', ()=&gt; closePopup(1)); document.getElementById("closeBtn2").addEventListener('click', ()=&gt; closePopup(2)); document.getElementById("closeBtn3").addEventListener('click', ()=&gt; closePopup(3)); document.getElementById("closeBtn3b").addEventListener('click', ()=&gt; closePopup("3b")); window.addEventListener('keydown', (e)=&gt;{ if (e.key === "Escape") { closePopup(1); closePopup(2); closePopup(3); closePopup("3b"); } }); &lt;/script&gt; &lt;/body&gt; &lt;/html&gt; </text:p>
      <text:h text:style-name="P2" text:outline-level="6">ChatGPT a dit :</text:h>
      <text:p text:style-name="P3">Parfait 👍 Voici ton code complet <text:span text:style-name="Strong_20_Emphasis">avec l’ajout de l’épisode 4</text:span> intégrant :</text:p>
      <text:list text:style-name="L1">
        <text:list-item>
          <text:p text:style-name="P4">la photo <text:span text:style-name="Strong_20_Emphasis">chapelle_rocamadour.jpg</text:span> (dans <text:span text:style-name="Source_20_Text">images/episodes/episode4/</text:span>),</text:p>
        </text:list-item>
        <text:list-item>
          <text:p text:style-name="P4">les <text:span text:style-name="Strong_20_Emphasis">sons aléatoires rocamadour01.mp3 → rocamadour05.mp3</text:span>,</text:p>
        </text:list-item>
        <text:list-item>
          <text:p text:style-name="P4">les <text:span text:style-name="Strong_20_Emphasis">deux scénarios historiques/légendaires</text:span> sur Rocamadour,</text:p>
        </text:list-item>
        <text:list-item>
          <text:p text:style-name="P4">et le tout sans modifier les autres épisodes.</text:p>
        </text:list-item>
      </text:list>
      <text:p text:style-name="P5"/>
      <text:p text:style-name="P6"><text:span text:style-name="Source_20_Text">&lt;!DOCTYPE html&gt;</text:span></text:p>
      <text:p text:style-name="P7"><text:span text:style-name="Source_20_Text">&lt;html lang="fr"&gt;</text:span></text:p>
      <text:p text:style-name="P7"><text:span text:style-name="Source_20_Text">&lt;head&gt;</text:span></text:p>
      <text:p text:style-name="P7"><text:span text:style-name="Source_20_Text">&lt;meta charset="utf-8" /&gt;</text:span></text:p>
      <text:p text:style-name="P7"><text:span text:style-name="Source_20_Text">&lt;title&gt;Une image - Une histoire&lt;/title&gt;</text:span></text:p>
      <text:p text:style-name="P7"><text:span text:style-name="Source_20_Text">&lt;meta name="viewport" content="width=device-width,initial-scale=1" /&gt;</text:span></text:p>
      <text:p text:style-name="P7"><text:span text:style-name="Source_20_Text">&lt;meta name="description" content="Découvrez 'Une image - Une histoire' à partir des photographies de Francis de Faccio. Des histoires à suivre, immersives et des récits mystérieux." /&gt;</text:span></text:p>
      <text:p text:style-name="P7"><text:span text:style-name="Source_20_Text">&lt;meta name="keywords" content="science-fiction, animation, Francis de Faccio, histoire audio, fiction immersive, transmission, extraterrestre, photographie" /&gt;</text:span></text:p>
      <text:p text:style-name="P7"/>
      <text:p text:style-name="P7"><text:span text:style-name="Source_20_Text">&lt;style&gt;</text:span></text:p>
      <text:p text:style-name="P7"><text:soft-page-break/><text:span text:style-name="Source_20_Text"><text:s text:c="2"/>body { margin: 0; padding: 0; font-family: monospace; color: lime; background: black; text-align: center; }</text:span></text:p>
      <text:p text:style-name="P7"/>
      <text:p text:style-name="P7"><text:span text:style-name="Source_20_Text"><text:s text:c="2"/>h1 { font-size: 3rem; margin: 40px 0 20px 0; color: #00ff80; }</text:span></text:p>
      <text:p text:style-name="P7"><text:span text:style-name="Source_20_Text"><text:s text:c="2"/>p.subtitle { font-size: 1.3rem; margin: 15px 0; color: #00ff80; }</text:span></text:p>
      <text:p text:style-name="P7"/>
      <text:p text:style-name="P7"><text:span text:style-name="Source_20_Text"><text:s text:c="2"/>button, a#backPhoto {</text:span></text:p>
      <text:p text:style-name="P7"><text:span text:style-name="Source_20_Text"><text:s text:c="4"/>margin: 20px;</text:span></text:p>
      <text:p text:style-name="P7"><text:span text:style-name="Source_20_Text"><text:s text:c="4"/>padding: 10px 18px;</text:span></text:p>
      <text:p text:style-name="P7"><text:span text:style-name="Source_20_Text"><text:s text:c="4"/>font-size: 1rem;</text:span></text:p>
      <text:p text:style-name="P7"><text:span text:style-name="Source_20_Text"><text:s text:c="4"/>cursor: pointer;</text:span></text:p>
      <text:p text:style-name="P7"><text:span text:style-name="Source_20_Text"><text:s text:c="4"/>border: 1px solid #00ff80;</text:span></text:p>
      <text:p text:style-name="P7"><text:span text:style-name="Source_20_Text"><text:s text:c="4"/>border-radius: 6px;</text:span></text:p>
      <text:p text:style-name="P7"><text:span text:style-name="Source_20_Text"><text:s text:c="4"/>background: rgba(0,255,128,0.06);</text:span></text:p>
      <text:p text:style-name="P7"><text:span text:style-name="Source_20_Text"><text:s text:c="4"/>color: #00ff80;</text:span></text:p>
      <text:p text:style-name="P7"><text:span text:style-name="Source_20_Text"><text:s text:c="4"/>text-decoration: none;</text:span></text:p>
      <text:p text:style-name="P7"><text:span text:style-name="Source_20_Text"><text:s text:c="4"/>display: inline-block;</text:span></text:p>
      <text:p text:style-name="P7"><text:span text:style-name="Source_20_Text"><text:s text:c="4"/>transition: background .12s, color .12s;</text:span></text:p>
      <text:p text:style-name="P7"><text:span text:style-name="Source_20_Text"><text:s text:c="2"/>}</text:span></text:p>
      <text:p text:style-name="P7"><text:span text:style-name="Source_20_Text"><text:s text:c="2"/>button:hover, a#backPhoto:hover { background: #00ff80; color: #001; }</text:span></text:p>
      <text:p text:style-name="P7"/>
      <text:p text:style-name="P7"><text:span text:style-name="Source_20_Text"><text:s text:c="2"/>.popup {</text:span></text:p>
      <text:p text:style-name="P7"><text:span text:style-name="Source_20_Text"><text:s text:c="4"/>display: none;</text:span></text:p>
      <text:p text:style-name="P7"><text:span text:style-name="Source_20_Text"><text:s text:c="4"/>position: fixed;</text:span></text:p>
      <text:p text:style-name="P7"><text:span text:style-name="Source_20_Text"><text:s text:c="4"/>inset: 0;</text:span></text:p>
      <text:p text:style-name="P7"><text:span text:style-name="Source_20_Text"><text:s text:c="4"/>background: rgba(0,0,0,0.95);</text:span></text:p>
      <text:p text:style-name="P7"><text:span text:style-name="Source_20_Text"><text:s text:c="4"/>z-index: 1000;</text:span></text:p>
      <text:p text:style-name="P7"><text:span text:style-name="Source_20_Text"><text:s text:c="4"/>overflow: hidden;</text:span></text:p>
      <text:p text:style-name="P7"><text:span text:style-name="Source_20_Text"><text:s text:c="4"/>align-items: stretch;</text:span></text:p>
      <text:p text:style-name="P7"><text:span text:style-name="Source_20_Text"><text:s text:c="4"/>justify-content: center;</text:span></text:p>
      <text:p text:style-name="P7"><text:span text:style-name="Source_20_Text"><text:s text:c="2"/>}</text:span></text:p>
      <text:p text:style-name="P7"/>
      <text:p text:style-name="P7"><text:span text:style-name="Source_20_Text"><text:s text:c="2"/>.popup .bg {</text:span></text:p>
      <text:p text:style-name="P7"><text:span text:style-name="Source_20_Text"><text:s text:c="4"/>position: absolute;</text:span></text:p>
      <text:p text:style-name="P7"><text:span text:style-name="Source_20_Text"><text:s text:c="4"/>top: 50%;</text:span></text:p>
      <text:p text:style-name="P7"><text:span text:style-name="Source_20_Text"><text:s text:c="4"/>left: 50%;</text:span></text:p>
      <text:p text:style-name="P7"><text:span text:style-name="Source_20_Text"><text:s text:c="4"/>height: 100%;</text:span></text:p>
      <text:p text:style-name="P7"><text:span text:style-name="Source_20_Text"><text:s text:c="4"/>width: auto;</text:span></text:p>
      <text:p text:style-name="P7"><text:span text:style-name="Source_20_Text"><text:s text:c="4"/>transform: translate(-50%, -50%);</text:span></text:p>
      <text:p text:style-name="P7"><text:span text:style-name="Source_20_Text"><text:s text:c="4"/>object-fit: contain;</text:span></text:p>
      <text:p text:style-name="P7"><text:soft-page-break/><text:span text:style-name="Source_20_Text"><text:s text:c="4"/>filter: brightness(0.45);</text:span></text:p>
      <text:p text:style-name="P7"><text:span text:style-name="Source_20_Text"><text:s text:c="4"/>background-color: black;</text:span></text:p>
      <text:p text:style-name="P7"><text:span text:style-name="Source_20_Text"><text:s text:c="4"/>z-index: 1000;</text:span></text:p>
      <text:p text:style-name="P7"><text:span text:style-name="Source_20_Text"><text:s text:c="2"/>}</text:span></text:p>
      <text:p text:style-name="P7"/>
      <text:p text:style-name="P7"><text:span text:style-name="Source_20_Text"><text:s text:c="2"/>.popup .text {</text:span></text:p>
      <text:p text:style-name="P7"><text:span text:style-name="Source_20_Text"><text:s text:c="4"/>position: absolute;</text:span></text:p>
      <text:p text:style-name="P7"><text:span text:style-name="Source_20_Text"><text:s text:c="4"/>bottom: 10%;</text:span></text:p>
      <text:p text:style-name="P7"><text:span text:style-name="Source_20_Text"><text:s text:c="4"/>left: 5%;</text:span></text:p>
      <text:p text:style-name="P7"><text:span text:style-name="Source_20_Text"><text:s text:c="4"/>right: 5%;</text:span></text:p>
      <text:p text:style-name="P7"><text:span text:style-name="Source_20_Text"><text:s text:c="4"/>text-align: center;</text:span></text:p>
      <text:p text:style-name="P7"><text:span text:style-name="Source_20_Text"><text:s text:c="4"/>font-size: clamp(1.2rem, 2.4vw, 2rem);</text:span></text:p>
      <text:p text:style-name="P7"><text:span text:style-name="Source_20_Text"><text:s text:c="4"/>letter-spacing: 0.12em;</text:span></text:p>
      <text:p text:style-name="P7"><text:span text:style-name="Source_20_Text"><text:s text:c="4"/>color: #00ff80;</text:span></text:p>
      <text:p text:style-name="P7"><text:span text:style-name="Source_20_Text"><text:s text:c="4"/>white-space: pre-wrap;</text:span></text:p>
      <text:p text:style-name="P7"><text:span text:style-name="Source_20_Text"><text:s text:c="4"/>z-index: 1002;</text:span></text:p>
      <text:p text:style-name="P7"><text:span text:style-name="Source_20_Text"><text:s text:c="4"/>opacity: 0;</text:span></text:p>
      <text:p text:style-name="P7"><text:span text:style-name="Source_20_Text"><text:s text:c="2"/>}</text:span></text:p>
      <text:p text:style-name="P7"/>
      <text:p text:style-name="P7"><text:span text:style-name="Source_20_Text"><text:s text:c="2"/>.close-btn,</text:span></text:p>
      <text:p text:style-name="P7"><text:span text:style-name="Source_20_Text"><text:s text:c="2"/>.return-link {</text:span></text:p>
      <text:p text:style-name="P7"><text:span text:style-name="Source_20_Text"><text:s text:c="4"/>position: absolute;</text:span></text:p>
      <text:p text:style-name="P7"><text:span text:style-name="Source_20_Text"><text:s text:c="4"/>top: 2%;</text:span></text:p>
      <text:p text:style-name="P7"><text:span text:style-name="Source_20_Text"><text:s text:c="4"/>padding: 6px 10px;</text:span></text:p>
      <text:p text:style-name="P7"><text:span text:style-name="Source_20_Text"><text:s text:c="4"/>font-size: 1.05rem;</text:span></text:p>
      <text:p text:style-name="P7"><text:span text:style-name="Source_20_Text"><text:s text:c="4"/>border-radius: 6px;</text:span></text:p>
      <text:p text:style-name="P7"><text:span text:style-name="Source_20_Text"><text:s text:c="4"/>border: 1px solid #00ff80;</text:span></text:p>
      <text:p text:style-name="P7"><text:span text:style-name="Source_20_Text"><text:s text:c="4"/>background: rgba(0,255,128,0.06);</text:span></text:p>
      <text:p text:style-name="P7"><text:span text:style-name="Source_20_Text"><text:s text:c="4"/>color: #00ff80;</text:span></text:p>
      <text:p text:style-name="P7"><text:span text:style-name="Source_20_Text"><text:s text:c="4"/>text-decoration: none;</text:span></text:p>
      <text:p text:style-name="P7"><text:span text:style-name="Source_20_Text"><text:s text:c="4"/>cursor: pointer;</text:span></text:p>
      <text:p text:style-name="P7"><text:span text:style-name="Source_20_Text"><text:s text:c="4"/>z-index: 1003;</text:span></text:p>
      <text:p text:style-name="P7"><text:span text:style-name="Source_20_Text"><text:s text:c="4"/>transition: background .12s, color .12s;</text:span></text:p>
      <text:p text:style-name="P7"><text:span text:style-name="Source_20_Text"><text:s text:c="2"/>}</text:span></text:p>
      <text:p text:style-name="P7"><text:span text:style-name="Source_20_Text"><text:s text:c="2"/>.close-btn:hover,</text:span></text:p>
      <text:p text:style-name="P7"><text:span text:style-name="Source_20_Text"><text:s text:c="2"/>.return-link:hover { background: #00ff80; color: #001; }</text:span></text:p>
      <text:p text:style-name="P7"/>
      <text:p text:style-name="P7"><text:span text:style-name="Source_20_Text"><text:s text:c="2"/>.close-btn { right: 2%; }</text:span></text:p>
      <text:p text:style-name="P7"><text:span text:style-name="Source_20_Text"><text:s text:c="2"/>.return-link { left: 2%; padding-left: 12px; padding-right: 12px; }</text:span></text:p>
      <text:p text:style-name="P7"><text:soft-page-break/></text:p>
      <text:p text:style-name="P7"><text:span text:style-name="Source_20_Text"><text:s text:c="2"/>.popup audio {</text:span></text:p>
      <text:p text:style-name="P7"><text:span text:style-name="Source_20_Text"><text:s text:c="4"/>position: absolute;</text:span></text:p>
      <text:p text:style-name="P7"><text:span text:style-name="Source_20_Text"><text:s text:c="4"/>bottom: 6%;</text:span></text:p>
      <text:p text:style-name="P7"><text:span text:style-name="Source_20_Text"><text:s text:c="4"/>left: 50%;</text:span></text:p>
      <text:p text:style-name="P7"><text:span text:style-name="Source_20_Text"><text:s text:c="4"/>transform: translateX(-50%);</text:span></text:p>
      <text:p text:style-name="P7"><text:span text:style-name="Source_20_Text"><text:s text:c="4"/>z-index: 1002;</text:span></text:p>
      <text:p text:style-name="P7"><text:span text:style-name="Source_20_Text"><text:s text:c="4"/>width: min(90%, 720px);</text:span></text:p>
      <text:p text:style-name="P7"><text:span text:style-name="Source_20_Text"><text:s text:c="2"/>}</text:span></text:p>
      <text:p text:style-name="P7"/>
      <text:p text:style-name="P7"><text:span text:style-name="Source_20_Text"><text:s text:c="2"/>@media (max-width:600px){</text:span></text:p>
      <text:p text:style-name="P7"><text:span text:style-name="Source_20_Text"><text:s text:c="4"/>h1 { font-size: 2rem; margin: 25px 0 15px 0; }</text:span></text:p>
      <text:p text:style-name="P7"><text:span text:style-name="Source_20_Text"><text:s text:c="4"/>p.subtitle { font-size: 1rem; }</text:span></text:p>
      <text:p text:style-name="P7"><text:span text:style-name="Source_20_Text"><text:s text:c="4"/>.popup .text { font-size: 1.1rem; bottom: 12%; padding: 0 8px; }</text:span></text:p>
      <text:p text:style-name="P7"><text:span text:style-name="Source_20_Text"><text:s text:c="4"/>.close-btn, .return-link { font-size: 0.95rem; padding: 6px 8px; }</text:span></text:p>
      <text:p text:style-name="P7"><text:span text:style-name="Source_20_Text"><text:s text:c="4"/>button, a#backPhoto { font-size: 0.95rem; padding: 8px 16px; }</text:span></text:p>
      <text:p text:style-name="P7"><text:span text:style-name="Source_20_Text"><text:s text:c="2"/>}</text:span></text:p>
      <text:p text:style-name="P7"><text:span text:style-name="Source_20_Text">&lt;/style&gt;</text:span></text:p>
      <text:p text:style-name="P7"><text:span text:style-name="Source_20_Text">&lt;/head&gt;</text:span></text:p>
      <text:p text:style-name="P7"><text:span text:style-name="Source_20_Text">&lt;body&gt;</text:span></text:p>
      <text:p text:style-name="P7"/>
      <text:p text:style-name="P7"><text:span text:style-name="Source_20_Text">&lt;h1&gt;Une image - Une histoire&lt;/h1&gt;</text:span></text:p>
      <text:p text:style-name="P7"><text:span text:style-name="Source_20_Text">&lt;button id="btn1"&gt;▶ Épisode 1&lt;/button&gt;</text:span></text:p>
      <text:p text:style-name="P7"><text:span text:style-name="Source_20_Text">&lt;button id="btn2"&gt;▶ Épisode 2&lt;/button&gt;</text:span></text:p>
      <text:p text:style-name="P7"><text:span text:style-name="Source_20_Text">&lt;button id="btn3"&gt;▶ Épisode 3&lt;/button&gt;</text:span></text:p>
      <text:p text:style-name="P7"><text:span text:style-name="Source_20_Text">&lt;button id="btn3b"&gt;▶ Épisode 3 bis&lt;/button&gt;</text:span></text:p>
      <text:p text:style-name="P7"><text:span text:style-name="Source_20_Text">&lt;button id="btn4"&gt;▶ Épisode 4&lt;/button&gt;</text:span></text:p>
      <text:p text:style-name="P7"><text:span text:style-name="Source_20_Text">&lt;p class="subtitle"&gt;Regardez, imaginez, suivez evzone.fr&lt;/p&gt;</text:span></text:p>
      <text:p text:style-name="P7"><text:span text:style-name="Source_20_Text">&lt;p class="subtitle"&gt;Francis De Faccio propose un terrain de jeu pour votre imagination.&lt;/p&gt;</text:span></text:p>
      <text:p text:style-name="P7"><text:span text:style-name="Source_20_Text">&lt;a id="backPhoto" href="photographie.html"&gt;← Retour page Photographie&lt;/a&gt;</text:span></text:p>
      <text:p text:style-name="P7"/>
      <text:p text:style-name="P7"><text:span text:style-name="Source_20_Text">&lt;!-- Popups existants --&gt;</text:span></text:p>
      <text:p text:style-name="P7"><text:span text:style-name="Source_20_Text">&lt;div id="popup1" class="popup" aria-hidden="true" role="dialog"&gt;&lt;a class="return-link" href="une_image_une_histoire.html"&gt;← Retour&lt;/a&gt;&lt;button class="close-btn" id="closeBtn1"&gt;✖&lt;/button&gt;&lt;img class="bg" src="images/episodes/episode1/ta_photo_heure_bleue.jpg" alt="Fond épisode 1" /&gt;&lt;div class="text" id="text1"&gt;&lt;/div&gt;&lt;audio id="audio1" preload="auto"&gt;&lt;/audio&gt;&lt;/div&gt;</text:span></text:p>
      <text:p text:style-name="P7"/>
      <text:p text:style-name="P7"><text:span text:style-name="Source_20_Text">&lt;div id="popup2" class="popup" aria-hidden="true" role="dialog"&gt;&lt;a class="return-link" href="une_image_une_histoire.html"&gt;← Retour&lt;/a&gt;&lt;button class="close-btn" id="closeBtn2"&gt;✖&lt;/button&gt;&lt;img class="bg" src="images/episodes/episode2/episode_02-</text:span><text:soft-page-break/><text:span text:style-name="Source_20_Text">gouffre-de-padirac.jpg" alt="Fond épisode 2" /&gt;&lt;div class="text" id="text2"&gt;&lt;/div&gt;&lt;audio id="audio2" preload="auto"&gt;&lt;/audio&gt;&lt;/div&gt;</text:span></text:p>
      <text:p text:style-name="P7"/>
      <text:p text:style-name="P7"><text:span text:style-name="Source_20_Text">&lt;div id="popup3" class="popup" aria-hidden="true" role="dialog"&gt;&lt;a class="return-link" href="une_image_une_histoire.html"&gt;← Retour&lt;/a&gt;&lt;button class="close-btn" id="closeBtn3"&gt;✖&lt;/button&gt;&lt;img class="bg" src="images/episodes/episode3/mont_gargan.jpg" alt="Fond épisode 3" /&gt;&lt;div class="text" id="text3"&gt;&lt;/div&gt;&lt;audio id="audio3" preload="auto"&gt;&lt;/audio&gt;&lt;/div&gt;</text:span></text:p>
      <text:p text:style-name="P7"/>
      <text:p text:style-name="P7"><text:span text:style-name="Source_20_Text">&lt;div id="popup3b" class="popup" aria-hidden="true" role="dialog"&gt;&lt;a class="return-link" href="une_image_une_histoire.html"&gt;← Retour&lt;/a&gt;&lt;button class="close-btn" id="closeBtn3b"&gt;✖&lt;/button&gt;&lt;img class="bg" src="images/episodes/episode3_bis/cloche.jpg" alt="Fond épisode 3 bis" /&gt;&lt;div class="text" id="text3b"&gt;&lt;/div&gt;&lt;audio id="audio3b" preload="auto"&gt;&lt;/audio&gt;&lt;/div&gt;</text:span></text:p>
      <text:p text:style-name="P7"/>
      <text:p text:style-name="P7"><text:span text:style-name="Source_20_Text">&lt;!-- === NOUVEL ÉPISODE 4 === --&gt;</text:span></text:p>
      <text:p text:style-name="P7"><text:span text:style-name="Source_20_Text">&lt;div id="popup4" class="popup" aria-hidden="true" role="dialog"&gt;</text:span></text:p>
      <text:p text:style-name="P7"><text:span text:style-name="Source_20_Text"><text:s text:c="2"/>&lt;a class="return-link" href="une_image_une_histoire.html"&gt;← Retour&lt;/a&gt;</text:span></text:p>
      <text:p text:style-name="P7"><text:span text:style-name="Source_20_Text"><text:s text:c="2"/>&lt;button class="close-btn" id="closeBtn4"&gt;✖&lt;/button&gt;</text:span></text:p>
      <text:p text:style-name="P7"><text:span text:style-name="Source_20_Text"><text:s text:c="2"/>&lt;img class="bg" src="images/episodes/episode4/chapelle_rocamadour.jpg" alt="Chapelle de Rocamadour" /&gt;</text:span></text:p>
      <text:p text:style-name="P7"><text:span text:style-name="Source_20_Text"><text:s text:c="2"/>&lt;div class="text" id="text4"&gt;&lt;/div&gt;</text:span></text:p>
      <text:p text:style-name="P7"><text:span text:style-name="Source_20_Text"><text:s text:c="2"/>&lt;audio id="audio4" preload="auto"&gt;&lt;/audio&gt;</text:span></text:p>
      <text:p text:style-name="P7"><text:span text:style-name="Source_20_Text">&lt;/div&gt;</text:span></text:p>
      <text:p text:style-name="P7"/>
      <text:p text:style-name="P7"><text:span text:style-name="Source_20_Text">&lt;script&gt;</text:span></text:p>
      <text:p text:style-name="P7"><text:span text:style-name="Source_20_Text">// Épisodes et sons existants</text:span></text:p>
      <text:p text:style-name="P7"><text:span text:style-name="Source_20_Text">const scenarios1 = [</text:span></text:p>
      <text:p text:style-name="P7"><text:span text:style-name="Source_20_Text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p>
      <text:p text:style-name="P7"><text:span text:style-name="Source_20_Text"><text:s text:c="2"/>"&gt;&gt;&gt; Signal retrouvé…\n&gt;&gt;&gt; Balise terrienne dissimulée dans la tour…\n&gt;&gt;&gt; Les anciens observateurs ont quitté la zone.\n&gt;&gt;&gt; Notre surveillance reprend.",</text:span></text:p>
      <text:p text:style-name="P7"><text:span text:style-name="Source_20_Text"><text:s text:c="2"/>"&gt;&gt;&gt; Scan atmosphérique en cours…\n&gt;&gt;&gt; Résonance détectée : heure bleue\n&gt;&gt;&gt; La tour diffuse\n&gt;&gt;&gt; Connexion activée\n&gt;&gt;&gt; Transmission...",</text:span></text:p>
      <text:p text:style-name="P7"><text:span text:style-name="Source_20_Text"><text:s text:c="2"/>"&gt;&gt;&gt; Point stratégique identifié : Tour de Masseret\n&gt;&gt;&gt; Altitude 535m : visibilité totale\n&gt;&gt;&gt; Secteurs : Millevaches, Monédières\n&gt;&gt;&gt; Surveillance engagée…",</text:span></text:p>
      <text:p text:style-name="P7"><text:span text:style-name="Source_20_Text"><text:s text:c="2"/>"&gt;&gt;&gt; Accès mémoire : Table d’orientation terrienne\n&gt;&gt;&gt; observation du ciel\n&gt;&gt;&gt; altitude 535m",</text:span></text:p>
      <text:p text:style-name="P7"><text:span text:style-name="Source_20_Text"><text:s text:c="2"/>"&gt;&gt;&gt; Transmission en clair : pour ceux qui lisent\n&gt;&gt;&gt; La tour de Masseret est un phare entre deux mondes\n&gt;&gt;&gt; ouverture du passage\n&gt;&gt;&gt; RDV au sommet"</text:span></text:p>
      <text:p text:style-name="P7"><text:span text:style-name="Source_20_Text">];</text:span></text:p>
      <text:p text:style-name="P7"><text:span text:style-name="Source_20_Text">const sounds1 = ["images/episodes/episode1/contact_balise.wav","images/episodes/episode1/son_episode1.wav"];</text:span></text:p>
      <text:p text:style-name="P7"/>
      <text:p text:style-name="P7"><text:soft-page-break/><text:span text:style-name="Source_20_Text">const scenarios2 = [</text:span></text:p>
      <text:p text:style-name="P7"><text:span text:style-name="Source_20_Text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p>
      <text:p text:style-name="P7"><text:span text:style-name="Source_20_Text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p>
      <text:p text:style-name="P7"><text:span text:style-name="Source_20_Text"><text:s text:c="2"/>"&gt;&gt;&gt; L’ouverture du gouffre : Portail entre deux mondes ?\n&gt;&gt;&gt; Chaque goutte d’eau, une onde de passage\n&gt;&gt;&gt; Sommes-nous vraiment seuls ici ?",</text:span></text:p>
      <text:p text:style-name="P7"><text:span text:style-name="Source_20_Text"><text:s text:c="2"/>"&gt;&gt;&gt; Balise détectée : signal intermittent\n&gt;&gt;&gt; Les terriens pensaient visiter une curiosité\n&gt;&gt;&gt; En réalité, ils approcheront une base\n&gt;&gt;&gt; Activité confirmée sous le niveau zéro"</text:span></text:p>
      <text:p text:style-name="P7"><text:span text:style-name="Source_20_Text">];</text:span></text:p>
      <text:p text:style-name="P7"><text:span text:style-name="Source_20_Text">const sounds2 = [</text:span></text:p>
      <text:p text:style-name="P7"><text:span text:style-name="Source_20_Text"><text:s text:c="2"/>"images/episodes/episode2/01_sonepisode2.mp3",</text:span></text:p>
      <text:p text:style-name="P7"><text:span text:style-name="Source_20_Text"><text:s text:c="2"/>"images/episodes/episode2/enter-the-cave.mp3",</text:span></text:p>
      <text:p text:style-name="P7"><text:span text:style-name="Source_20_Text"><text:s text:c="2"/>"images/episodes/episode2/explorers.mp3",</text:span></text:p>
      <text:p text:style-name="P7"><text:span text:style-name="Source_20_Text"><text:s text:c="2"/>"images/episodes/episode2/low-spaceship.mp3",</text:span></text:p>
      <text:p text:style-name="P7"><text:span text:style-name="Source_20_Text"><text:s text:c="2"/>"images/episodes/episode2/oscillating.mp3",</text:span></text:p>
      <text:p text:style-name="P7"><text:span text:style-name="Source_20_Text"><text:s text:c="2"/>"images/episodes/episode2/space-trave.mp3"</text:span></text:p>
      <text:p text:style-name="P7"><text:span text:style-name="Source_20_Text">];</text:span></text:p>
      <text:p text:style-name="P7"/>
      <text:p text:style-name="P7"><text:span text:style-name="Source_20_Text">const scenarios3 = ["&gt;&gt;&gt; Activité cosmique détectée\n&gt;&gt;&gt; Alignement : Mont Gargan ↔ Voie lactée"];</text:span></text:p>
      <text:p text:style-name="P7"><text:span text:style-name="Source_20_Text">const sounds3 = ["images/episodes/episode3/son_mont_gargan.mp3"];</text:span></text:p>
      <text:p text:style-name="P7"/>
      <text:p text:style-name="P7"><text:span text:style-name="Source_20_Text">const scenarios3b = ["&gt;&gt;&gt; la cloche du Mont Gargan\n&gt;&gt;&gt; cet artefact rayonne sur toute la vallée"];</text:span></text:p>
      <text:p text:style-name="P7"><text:span text:style-name="Source_20_Text">const sounds3b = ["images/episodes/episode3_bis/cloche.mp3"];</text:span></text:p>
      <text:p text:style-name="P7"/>
      <text:p text:style-name="P7"><text:span text:style-name="Source_20_Text">// --- NOUVEL ÉPISODE 4 --- </text:span></text:p>
      <text:p text:style-name="P7"><text:span text:style-name="Source_20_Text">const scenarios4 = [</text:span></text:p>
      <text:p text:style-name="P7"><text:span text:style-name="Source_20_Text"><text:s text:c="2"/>"&gt;&gt;&gt; la chapelle s’ouvre sur la Voie Sainte de 216 marches\n&gt;&gt;&gt; abritée sous le rocher\n&gt;&gt;&gt; alors la statue de la Vierge Noire apparaît",</text:span></text:p>
      <text:p text:style-name="P7"><text:span text:style-name="Source_20_Text"><text:s text:c="2"/>"&gt;&gt;&gt; il n’y a plus d’épée visible aujourd’hui\n&gt;&gt;&gt; plus de traces fiables\n&gt;&gt;&gt; mais la légende imprègne le lieu"</text:span></text:p>
      <text:p text:style-name="P7"><text:span text:style-name="Source_20_Text">];</text:span></text:p>
      <text:p text:style-name="P7"><text:span text:style-name="Source_20_Text">const sounds4 = [</text:span></text:p>
      <text:p text:style-name="P7"><text:span text:style-name="Source_20_Text"><text:s text:c="2"/>"images/episodes/episode4/rocamadour01.mp3",</text:span></text:p>
      <text:p text:style-name="P7"><text:span text:style-name="Source_20_Text"><text:s text:c="2"/>"images/episodes/episode4/rocamadour02.mp3",</text:span></text:p>
      <text:p text:style-name="P7"><text:span text:style-name="Source_20_Text"><text:s text:c="2"/>"images/episodes/episode4/rocamadour03.mp3",</text:span></text:p>
      <text:p text:style-name="P7"><text:span text:style-name="Source_20_Text"><text:s text:c="2"/>"images/episodes/episode4/rocamadour04.mp3",</text:span></text:p>
      <text:p text:style-name="P7"><text:span text:style-name="Source_20_Text"><text:s text:c="2"/>"images/episodes/episode4/rocamadour05.mp3"</text:span></text:p>
      <text:p text:style-name="P7"><text:soft-page-break/><text:span text:style-name="Source_20_Text">];</text:span></text:p>
      <text:p text:style-name="P7"/>
      <text:p text:style-name="P7"><text:span text:style-name="Source_20_Text">// --- Fonction principale ---</text:span></text:p>
      <text:p text:style-name="P7"><text:span text:style-name="Source_20_Text">function openPopup(n, scenarios, sounds) {</text:span></text:p>
      <text:p text:style-name="P7"><text:span text:style-name="Source_20_Text"><text:s text:c="2"/>const pop = document.getElementById("popup" + n);</text:span></text:p>
      <text:p text:style-name="P7"><text:span text:style-name="Source_20_Text"><text:s text:c="2"/>const audio = document.getElementById("audio" + n);</text:span></text:p>
      <text:p text:style-name="P7"><text:span text:style-name="Source_20_Text"><text:s text:c="2"/>const txtElem = document.getElementById("text" + n);</text:span></text:p>
      <text:p text:style-name="P7"><text:span text:style-name="Source_20_Text"><text:s text:c="2"/>if (!pop || !txtElem || !audio) return;</text:span></text:p>
      <text:p text:style-name="P7"/>
      <text:p text:style-name="P7"><text:span text:style-name="Source_20_Text"><text:s text:c="2"/>const text = scenarios[Math.floor(Math.random() * scenarios.length)];</text:span></text:p>
      <text:p text:style-name="P7"><text:span text:style-name="Source_20_Text"><text:s text:c="2"/>txtElem.textContent = "";</text:span></text:p>
      <text:p text:style-name="P7"><text:span text:style-name="Source_20_Text"><text:s text:c="2"/>txtElem.style.opacity = 1;</text:span></text:p>
      <text:p text:style-name="P7"/>
      <text:p text:style-name="P7"><text:span text:style-name="Source_20_Text"><text:s text:c="2"/>audio.src = sounds[Math.floor(Math.random() * sounds.length)];</text:span></text:p>
      <text:p text:style-name="P7"><text:span text:style-name="Source_20_Text"><text:s text:c="2"/>audio.play().catch(()=&gt;{});</text:span></text:p>
      <text:p text:style-name="P7"/>
      <text:p text:style-name="P7"><text:span text:style-name="Source_20_Text"><text:s text:c="2"/>pop.style.display = "flex";</text:span></text:p>
      <text:p text:style-name="P7"><text:span text:style-name="Source_20_Text"><text:s text:c="2"/>pop.setAttribute('aria-hidden','false');</text:span></text:p>
      <text:p text:style-name="P7"/>
      <text:p text:style-name="P7"><text:span text:style-name="Source_20_Text"><text:s text:c="2"/>const lettreSound = new Audio("images/interface/lettre.mp3");</text:span></text:p>
      <text:p text:style-name="P7"><text:span text:style-name="Source_20_Text"><text:s text:c="2"/>const retourSound = new Audio("images/interface/retour.mp3");</text:span></text:p>
      <text:p text:style-name="P7"/>
      <text:p text:style-name="P7"><text:span text:style-name="Source_20_Text"><text:s text:c="2"/>let i = 0;</text:span></text:p>
      <text:p text:style-name="P7"><text:span text:style-name="Source_20_Text"><text:s text:c="2"/>function step() {</text:span></text:p>
      <text:p text:style-name="P7"><text:span text:style-name="Source_20_Text"><text:s text:c="4"/>if (i &lt; text.length) {</text:span></text:p>
      <text:p text:style-name="P7"><text:span text:style-name="Source_20_Text"><text:s text:c="6"/>txtElem.textContent = text.slice(0, i+1);</text:span></text:p>
      <text:p text:style-name="P7"/>
      <text:p text:style-name="P7"><text:span text:style-name="Source_20_Text"><text:s text:c="6"/>const char = text[i];</text:span></text:p>
      <text:p text:style-name="P7"><text:span text:style-name="Source_20_Text"><text:s text:c="6"/>if (char === "\n") {</text:span></text:p>
      <text:p text:style-name="P7"><text:span text:style-name="Source_20_Text"><text:s text:c="8"/>retourSound.currentTime = 0;</text:span></text:p>
      <text:p text:style-name="P7"><text:span text:style-name="Source_20_Text"><text:s text:c="8"/>retourSound.play().catch(()=&gt;{});</text:span></text:p>
      <text:p text:style-name="P7"><text:span text:style-name="Source_20_Text"><text:s text:c="6"/>} else {</text:span></text:p>
      <text:p text:style-name="P7"><text:span text:style-name="Source_20_Text"><text:s text:c="8"/>lettreSound.currentTime = 0;</text:span></text:p>
      <text:p text:style-name="P7"><text:span text:style-name="Source_20_Text"><text:s text:c="8"/>lettreSound.play().catch(()=&gt;{});</text:span></text:p>
      <text:p text:style-name="P7"><text:span text:style-name="Source_20_Text"><text:s text:c="6"/>}</text:span></text:p>
      <text:p text:style-name="P7"/>
      <text:p text:style-name="P7"><text:span text:style-name="Source_20_Text"><text:s text:c="6"/>i++;</text:span></text:p>
      <text:p text:style-name="P7"><text:span text:style-name="Source_20_Text"><text:s text:c="6"/>setTimeout(step, 80);</text:span></text:p>
      <text:p text:style-name="P7"><text:span text:style-name="Source_20_Text"><text:s text:c="4"/>}</text:span></text:p>
      <text:p text:style-name="P7"><text:soft-page-break/><text:span text:style-name="Source_20_Text"><text:s text:c="2"/>}</text:span></text:p>
      <text:p text:style-name="P7"><text:span text:style-name="Source_20_Text"><text:s text:c="2"/>step();</text:span></text:p>
      <text:p text:style-name="P7"><text:span text:style-name="Source_20_Text">}</text:span></text:p>
      <text:p text:style-name="P7"/>
      <text:p text:style-name="P7"><text:span text:style-name="Source_20_Text">function closePopup(n) {</text:span></text:p>
      <text:p text:style-name="P7"><text:span text:style-name="Source_20_Text"><text:s text:c="2"/>const pop = document.getElementById("popup" + n);</text:span></text:p>
      <text:p text:style-name="P7"><text:span text:style-name="Source_20_Text"><text:s text:c="2"/>const audio = document.getElementById("audio" + n);</text:span></text:p>
      <text:p text:style-name="P7"><text:span text:style-name="Source_20_Text"><text:s text:c="2"/>const txtElem = document.getElementById("text" + n);</text:span></text:p>
      <text:p text:style-name="P7"><text:span text:style-name="Source_20_Text"><text:s text:c="2"/>if (audio) { audio.pause(); audio.currentTime = 0; }</text:span></text:p>
      <text:p text:style-name="P7"><text:span text:style-name="Source_20_Text"><text:s text:c="2"/>if (pop) { pop.style.display = "none"; pop.setAttribute('aria-hidden','true'); }</text:span></text:p>
      <text:p text:style-name="P7"><text:span text:style-name="Source_20_Text"><text:s text:c="2"/>if (txtElem) txtElem.textContent = "";</text:span></text:p>
      <text:p text:style-name="P7"><text:span text:style-name="Source_20_Text">}</text:span></text:p>
      <text:p text:style-name="P7"/>
      <text:p text:style-name="P7"><text:span text:style-name="Source_20_Text">// --- boutons ---</text:span></text:p>
      <text:p text:style-name="P7"><text:span text:style-name="Source_20_Text">document.getElementById("btn1").addEventListener('click', ()=&gt; openPopup(1, scenarios1, sounds1));</text:span></text:p>
      <text:p text:style-name="P7"><text:span text:style-name="Source_20_Text">document.getElementById("btn2").addEventListener('click', ()=&gt; openPopup(2, scenarios2, sounds2));</text:span></text:p>
      <text:p text:style-name="P7"><text:span text:style-name="Source_20_Text">document.getElementById("btn3").addEventListener('click', ()=&gt; openPopup(3, scenarios3, sounds3));</text:span></text:p>
      <text:p text:style-name="P7"><text:span text:style-name="Source_20_Text">document.getElementById("btn3b").addEventListener('click', ()=&gt; openPopup("3b", scenarios3b, sounds3b));</text:span></text:p>
      <text:p text:style-name="P7"><text:span text:style-name="Source_20_Text">document.getElementById("btn4").addEventListener('click', ()=&gt; openPopup(4, scenarios4, sounds4));</text:span></text:p>
      <text:p text:style-name="P7"/>
      <text:p text:style-name="P7"><text:span text:style-name="Source_20_Text">document.getElementById("closeBtn1").addEventListener('click', ()=&gt; closePopup(1));</text:span></text:p>
      <text:p text:style-name="P7"><text:span text:style-name="Source_20_Text">document.getElementById("closeBtn2").addEventListener('click', ()=&gt; closePopup(2));</text:span></text:p>
      <text:p text:style-name="P7"><text:span text:style-name="Source_20_Text">document.getElementById("closeBtn3").addEventListener('click', ()=&gt; closePopup(3));</text:span></text:p>
      <text:p text:style-name="P7"><text:span text:style-name="Source_20_Text">document.getElementById("closeBtn3b").addEventListener('click', ()=&gt; closePopup("3b"));</text:span></text:p>
      <text:p text:style-name="P7"><text:span text:style-name="Source_20_Text">document.getElementById("closeBtn4").addEventListener('click', ()=&gt; closePopup(4));</text:span></text:p>
      <text:p text:style-name="P7"/>
      <text:p text:style-name="P7"><text:span text:style-name="Source_20_Text">window.addEventListener('keydown', (e)=&gt;{</text:span></text:p>
      <text:p text:style-name="P7"><text:span text:style-name="Source_20_Text"><text:s text:c="2"/>if (e.key === "Escape") {</text:span></text:p>
      <text:p text:style-name="P7"><text:span text:style-name="Source_20_Text"><text:s text:c="4"/>closePopup(1); closePopup(2); closePopup(3); closePopup("3b"); closePopup(4);</text:span></text:p>
      <text:p text:style-name="P7"><text:span text:style-name="Source_20_Text"><text:s text:c="2"/>}</text:span></text:p>
      <text:p text:style-name="P7"><text:span text:style-name="Source_20_Text">});</text:span></text:p>
      <text:p text:style-name="P7"><text:span text:style-name="Source_20_Text">&lt;/script&gt;</text:span></text:p>
      <text:p text:style-name="P7"><text:span text:style-name="Source_20_Text">&lt;/body&gt;</text:span></text:p>
      <text:p text:style-name="P7"><text:span text:style-name="Source_20_Text">&lt;/html&gt;</text:span></text:p>
      <text:p text:style-name="P5"/>
      <text:p text:style-name="P3">✅ Cet ajout garde <text:span text:style-name="Strong_20_Emphasis">tout ton code intact</text:span><text:line-break/>✅ Ajoute le <text:span text:style-name="Strong_20_Emphasis">bouton “▶ Épisode 4”</text:span><text:line-break/><text:soft-page-break/>✅ Active un <text:span text:style-name="Strong_20_Emphasis">scénario et un son aléatoire</text:span> à chaque ouverture<text:line-break/>✅ Affiche ta <text:span text:style-name="Strong_20_Emphasis">photo “chapelle_rocamadour.jpg”</text:span> comme fond de l’épisode</text:p>
      <text:p text:style-name="P3">Souhaites-tu que je te crée aussi la <text:span text:style-name="Strong_20_Emphasis">version sonore longue</text:span> (narration vocale avec ambiance) à partir de ces deux scénarios ?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06T09:27:33.478588000</dc:date>
    <meta:editing-duration>PT1H44M6S</meta:editing-duration>
    <meta:editing-cycles>7</meta:editing-cycles>
    <meta:generator>LibreOffice/25.2.5.2$Windows_X86_64 LibreOffice_project/03d19516eb2e1dd5d4ccd751a0d6f35f35e08022</meta:generator>
    <meta:document-statistic meta:table-count="0" meta:image-count="0" meta:object-count="0" meta:page-count="10" meta:paragraph-count="230" meta:word-count="2219" meta:character-count="21239" meta:non-whitespace-character-count="18765"/>
  </office:meta>
</office:document-meta>
</file>